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3500000155A6F3DA9E9541A69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11cm" svg:height="6.766cm" svg:x="5.079cm" svg:y="11.576cm">
          <draw:image xlink:href="Pictures/100000000000023500000155A6F3DA9E9541A69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9:54.092561898</meta:creation-date>
    <dc:date>2018-03-22T12:20:11.645690980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